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7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6.34mm" svg:height="128.06mm" svg:x="164.11mm" svg:y="4.95mm">
            <draw:object draw:notify-on-update-of-ranges="Hoja1.C6:Hoja1.C6 Hoja1.D6:Hoja1.E6 Hoja1.C7:Hoja1.C7 Hoja1.D7:Hoja1.E7 Hoja1.C8:Hoja1.C8 Hoja1.D8:Hoja1.E8 Hoja1.C9:Hoja1.C9 Hoja1.D9:Hoja1.E9 Hoja1.C10:Hoja1.C10 Hoja1.D10:Hoja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5.74mm" svg:height="126.97mm" svg:x="173.31mm" svg:y="125.88mm">
            <draw:object draw:notify-on-update-of-ranges="Hoja1.C17:Hoja1.C17 Hoja1.D17:Hoja1.E17 Hoja1.C18:Hoja1.C18 Hoja1.D18:Hoja1.E18 Hoja1.C19:Hoja1.C19 Hoja1.D19:Hoja1.E19 Hoja1.C20:Hoja1.C20 Hoja1.D20:Hoja1.E20 Hoja1.C21:Hoja1.C21 Hoja1.D21:Hoja1.E21 Hoja1.C22:Hoja1.C22 Hoja1.D22:Hoja1.E22 Hoja1.C23:Hoja1.C23 Hoja1.D23:Hoja1.E23 Hoja1.C24:Hoja1.C24 Hoja1.D24:Hoja1.E24 Hoja1.C25:Hoja1.C25 Hoja1.D25:Hoja1.E25 Hoja1.C26:Hoja1.C26 Hoja1.D26:Hoja1.E26 Hoja1.C27:Hoja1.C27 Hoja1.D27:Hoja1.E27 Hoja1.C28:Hoja1.C28 Hoja1.D28:Hoja1.E28 Hoja1.C29:Hoja1.C29 Hoja1.D29:Hoja1.E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3">
            <text:p>PC</text:p>
          </table:table-cell>
          <table:covered-table-cell table:style-name="ce6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covered-table-cell table:number-columns-repeated="3" table:style-name="Default"/>
          <table:table-cell table:number-columns-repeated="3"/>
        </table:table-row>
        <table:table-row table:style-name="ro1">
          <table:table-cell table:number-columns-repeated="2"/>
          <table:covered-table-cell table:number-columns-repeated="3"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HEBRAS</text:p>
          </table:table-cell>
          <table:table-cell office:value-type="string" calcext:value-type="string">
            <text:p>TIEMPO CON 6000</text:p>
          </table:table-cell>
          <table:table-cell office:value-type="string" calcext:value-type="string">
            <text:p>TIEMPO CON 300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0126529" calcext:value-type="float">
            <text:p>0,020126529</text:p>
          </table:table-cell>
          <table:table-cell table:style-name="ce3" office:value-type="float" office:value="0.477595772" calcext:value-type="float">
            <text:p>0,477595772</text:p>
          </table:table-cell>
          <table:table-cell table:number-columns-repeated="2"/>
          <table:table-cell table:style-name="ce7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1158813" calcext:value-type="float">
            <text:p>0,011158813</text:p>
          </table:table-cell>
          <table:table-cell office:value-type="float" office:value="0.252843944" calcext:value-type="float">
            <text:p>0,252843944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8809056" calcext:value-type="float">
            <text:p>0,008809056</text:p>
          </table:table-cell>
          <table:table-cell table:style-name="ce3" office:value-type="float" office:value="0.178341523" calcext:value-type="float">
            <text:p>0,17834152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6321325" calcext:value-type="float">
            <text:p>0,006321325</text:p>
          </table:table-cell>
          <table:table-cell office:value-type="float" office:value="0.145673456" calcext:value-type="float">
            <text:p>0,145673456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3">
            <text:p>ATCGRID</text:p>
          </table:table-cell>
          <table:covered-table-cell table:style-name="ce6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covered-table-cell table:number-columns-repeated="3" table:style-name="Default"/>
          <table:table-cell table:number-columns-repeated="3"/>
        </table:table-row>
        <table:table-row table:style-name="ro1">
          <table:table-cell table:number-columns-repeated="2"/>
          <table:covered-table-cell table:number-columns-repeated="3" table:style-name="Default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HEBRAS</text:p>
          </table:table-cell>
          <table:table-cell office:value-type="string" calcext:value-type="string">
            <text:p>TIEMPO CON 6000</text:p>
          </table:table-cell>
          <table:table-cell office:value-type="string" calcext:value-type="string">
            <text:p>TIEMPO CON 30000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8708266" calcext:value-type="float">
            <text:p>0,048708266</text:p>
          </table:table-cell>
          <table:table-cell table:style-name="ce3" office:value-type="float" office:value="1.504930558" calcext:value-type="float">
            <text:p>1,50493055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49240056" calcext:value-type="float">
            <text:p>0,049240056</text:p>
          </table:table-cell>
          <table:table-cell office:value-type="float" office:value="1.281789676" calcext:value-type="float">
            <text:p>1,281789676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49925194" calcext:value-type="float">
            <text:p>0,049925194</text:p>
          </table:table-cell>
          <table:table-cell table:style-name="ce3" office:value-type="float" office:value="1.234123487" calcext:value-type="float">
            <text:p>1,234123487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48311947" calcext:value-type="float">
            <text:p>0,048311947</text:p>
          </table:table-cell>
          <table:table-cell office:value-type="float" office:value="1.143258956" calcext:value-type="float">
            <text:p>1,143258956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049964567" calcext:value-type="float">
            <text:p>0,049964567</text:p>
          </table:table-cell>
          <table:table-cell table:style-name="ce5" office:value-type="float" office:value="1.041106336" calcext:value-type="float">
            <text:p>1,041106336</text:p>
          </table:table-cell>
          <table:table-cell/>
          <table:table-cell table:style-name="ce7"/>
          <table:table-cell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46872006" calcext:value-type="float">
            <text:p>0,046872006</text:p>
          </table:table-cell>
          <table:table-cell office:value-type="float" office:value="1.030164723" calcext:value-type="float">
            <text:p>1,030164723</text:p>
          </table:table-cell>
          <table:table-cell/>
          <table:table-cell table:style-name="ce7"/>
          <table:table-cell/>
        </table:table-row>
        <table:table-row table:style-name="ro3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0.046748347" calcext:value-type="float">
            <text:p>0,046748347</text:p>
          </table:table-cell>
          <table:table-cell table:style-name="ce5" office:value-type="float" office:value="1.030515732" calcext:value-type="float">
            <text:p>1,03051573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47124018" calcext:value-type="float">
            <text:p>0,047124018</text:p>
          </table:table-cell>
          <table:table-cell office:value-type="float" office:value="1.027874272" calcext:value-type="float">
            <text:p>1,027874272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0.047351995" calcext:value-type="float">
            <text:p>0,047351995</text:p>
          </table:table-cell>
          <table:table-cell table:style-name="ce5" office:value-type="float" office:value="1.027770846" calcext:value-type="float">
            <text:p>1,02777084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6784739" calcext:value-type="float">
            <text:p>0,046784739</text:p>
          </table:table-cell>
          <table:table-cell office:value-type="float" office:value="1.028857375" calcext:value-type="float">
            <text:p>1,028857375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0.046961605" calcext:value-type="float">
            <text:p>0,046961605</text:p>
          </table:table-cell>
          <table:table-cell table:style-name="ce5" office:value-type="float" office:value="1.030765734" calcext:value-type="float">
            <text:p>1,030765734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46746536" calcext:value-type="float">
            <text:p>0,046746536</text:p>
          </table:table-cell>
          <table:table-cell office:value-type="float" office:value="1.030942886" calcext:value-type="float">
            <text:p>1,03094288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5:41:52.233264607</meta:creation-date>
    <dc:date>2020-04-11T17:24:03.829908549</dc:date>
    <meta:editing-duration>PT8M49S</meta:editing-duration>
    <meta:editing-cycles>1</meta:editing-cycles>
    <meta:document-statistic meta:table-count="1" meta:cell-count="56" meta:object-count="2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chart-properties style:rotation-angle="0"/>
      <style:text-properties fo:font-size="11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5cm" svg:height="12.807cm" xlink:href=".." xlink:type="simple" chart:class="chart:line" chart:style-name="ch1">
        <chart:title svg:x="11.2cm" svg:y="0.391cm" chart:style-name="ch2">
          <text:p>PC</text:p>
        </chart:title>
        <chart:subtitle svg:x="21.755cm" svg:y="2.343cm" chart:style-name="ch3">
          <text:p>Numero 
de
Hebras</text:p>
        </chart:subtitle>
        <chart:legend svg:x="21.547cm" svg:y="3.476cm" style:legend-expansion="custom" chartooo:width="1.778cm" chartooo:height="4.415cm" style:legend-expansion-aspect-ratio="0.402718006795017" chart:style-name="ch4"/>
        <chart:plot-area chart:style-name="ch5" table:cell-range-address="Hoja1.C6:Hoja1.E10" chart:data-source-has-labels="both" svg:x="1.482cm" svg:y="1.63cm" svg:width="21.679cm" svg:height="9.939cm">
          <chartooo:coordinate-region svg:x="3.004cm" svg:y="1.83cm" svg:width="18.541cm" svg:height="9.092cm"/>
          <chart:axis chart:dimension="x" chart:name="primary-x" chart:style-name="ch6" chartooo:axis-type="auto">
            <chartooo:date-scale/>
            <chart:title svg:x="10.568cm" svg:y="11.53cm" chart:style-name="ch7">
              <text:p>Tamaño</text:p>
            </chart:title>
            <chart:categories table:cell-range-address="Hoja1.D6:Hoja1.E6"/>
          </chart:axis>
          <chart:axis chart:dimension="y" chart:name="primary-y" chart:style-name="ch6">
            <chart:title svg:x="0.45cm" svg:y="7.199cm" chart:style-name="ch8">
              <text:p>Tiempo</text:p>
            </chart:title>
            <chart:grid chart:style-name="ch9" chart:class="major"/>
          </chart:axis>
          <chart:series chart:style-name="ch10" chart:values-cell-range-address="Hoja1.D7:Hoja1.E7" chart:label-cell-address="Hoja1.C7:Hoja1.C7" chart:class="chart:line">
            <chart:data-point chart:repeated="2"/>
          </chart:series>
          <chart:series chart:style-name="ch11" chart:values-cell-range-address="Hoja1.D8:Hoja1.E8" chart:label-cell-address="Hoja1.C8:Hoja1.C8" chart:class="chart:line">
            <chart:data-point chart:repeated="2"/>
          </chart:series>
          <chart:series chart:style-name="ch12" chart:values-cell-range-address="Hoja1.D9:Hoja1.E9" chart:label-cell-address="Hoja1.C9:Hoja1.C9" chart:class="chart:line">
            <chart:data-point chart:repeated="2"/>
          </chart:series>
          <chart:series chart:style-name="ch13" chart:values-cell-range-address="Hoja1.D10:Hoja1.E10" chart:label-cell-address="Hoja1.C10:Hoja1.C10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CON 6000</text:p>
                <draw:g>
                  <svg:desc>Hoja1.D6:Hoja1.E6</svg:desc>
                </draw:g>
              </table:table-cell>
              <table:table-cell office:value-type="string">
                <text:p>TIEMPO CON 3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C7:Hoja1.C7</svg:desc>
                </draw:g>
              </table:table-cell>
              <table:table-cell office:value-type="float" office:value="0.020126529">
                <text:p>0.020126529</text:p>
                <draw:g>
                  <svg:desc>Hoja1.D7:Hoja1.E7</svg:desc>
                </draw:g>
              </table:table-cell>
              <table:table-cell office:value-type="float" office:value="0.477595772">
                <text:p>0.477595772</text:p>
              </table:table-cell>
            </table:table-row>
            <table:table-row>
              <table:table-cell office:value-type="string">
                <text:p>2</text:p>
                <draw:g>
                  <svg:desc>Hoja1.C8:Hoja1.C8</svg:desc>
                </draw:g>
              </table:table-cell>
              <table:table-cell office:value-type="float" office:value="0.011158813">
                <text:p>0.011158813</text:p>
                <draw:g>
                  <svg:desc>Hoja1.D8:Hoja1.E8</svg:desc>
                </draw:g>
              </table:table-cell>
              <table:table-cell office:value-type="float" office:value="0.252843944">
                <text:p>0.252843944</text:p>
              </table:table-cell>
            </table:table-row>
            <table:table-row>
              <table:table-cell office:value-type="string">
                <text:p>3</text:p>
                <draw:g>
                  <svg:desc>Hoja1.C9:Hoja1.C9</svg:desc>
                </draw:g>
              </table:table-cell>
              <table:table-cell office:value-type="float" office:value="0.008809056">
                <text:p>0.008809056</text:p>
                <draw:g>
                  <svg:desc>Hoja1.D9:Hoja1.E9</svg:desc>
                </draw:g>
              </table:table-cell>
              <table:table-cell office:value-type="float" office:value="0.178341523">
                <text:p>0.178341523</text:p>
              </table:table-cell>
            </table:table-row>
            <table:table-row>
              <table:table-cell office:value-type="string">
                <text:p>4</text:p>
                <draw:g>
                  <svg:desc>Hoja1.C10:Hoja1.C10</svg:desc>
                </draw:g>
              </table:table-cell>
              <table:table-cell office:value-type="float" office:value="0.006321325">
                <text:p>0.006321325</text:p>
                <draw:g>
                  <svg:desc>Hoja1.D10:Hoja1.E10</svg:desc>
                </draw:g>
              </table:table-cell>
              <table:table-cell office:value-type="float" office:value="0.145673456">
                <text:p>0.145673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chart-properties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575cm" svg:height="12.698cm" xlink:href=".." xlink:type="simple" chart:class="chart:line" chart:style-name="ch1">
        <chart:title svg:x="9.559cm" svg:y="0.388cm" chart:style-name="ch2">
          <text:p>ATCGRID</text:p>
        </chart:title>
        <chart:subtitle svg:x="18.206cm" svg:y="1.113cm" chart:style-name="ch3">
          <text:p>Número de Hebras</text:p>
        </chart:subtitle>
        <chart:legend chart:legend-position="end" svg:x="20.861cm" svg:y="3.311cm" style:legend-expansion="high" chart:style-name="ch4"/>
        <chart:plot-area chart:style-name="ch5" table:cell-range-address="Hoja1.C17:Hoja1.E29" chart:data-source-has-labels="both" svg:x="0.408cm" svg:y="1.885cm" svg:width="21.232cm" svg:height="10.554cm">
          <chartooo:coordinate-region svg:x="1.93cm" svg:y="2.084cm" svg:width="18.094cm" svg:height="9.708cm"/>
          <chart:axis chart:dimension="x" chart:name="primary-x" chart:style-name="ch6" chartooo:axis-type="auto">
            <chartooo:date-scale/>
            <chart:categories table:cell-range-address="Hoja1.D17:Hoja1.E17"/>
          </chart:axis>
          <chart:axis chart:dimension="y" chart:name="primary-y" chart:style-name="ch6">
            <chart:title svg:x="0cm" svg:y="7.762cm" chart:style-name="ch7">
              <text:p>Tiempo</text:p>
            </chart:title>
            <chart:grid chart:style-name="ch8" chart:class="major"/>
          </chart:axis>
          <chart:series chart:style-name="ch9" chart:values-cell-range-address="Hoja1.D18:Hoja1.E18" chart:label-cell-address="Hoja1.C18:Hoja1.C18" chart:class="chart:line">
            <chart:data-point chart:repeated="2"/>
          </chart:series>
          <chart:series chart:style-name="ch10" chart:values-cell-range-address="Hoja1.D19:Hoja1.E19" chart:label-cell-address="Hoja1.C19:Hoja1.C19" chart:class="chart:line">
            <chart:data-point chart:repeated="2"/>
          </chart:series>
          <chart:series chart:style-name="ch11" chart:values-cell-range-address="Hoja1.D20:Hoja1.E20" chart:label-cell-address="Hoja1.C20:Hoja1.C20" chart:class="chart:line">
            <chart:data-point chart:repeated="2"/>
          </chart:series>
          <chart:series chart:style-name="ch12" chart:values-cell-range-address="Hoja1.D21:Hoja1.E21" chart:label-cell-address="Hoja1.C21:Hoja1.C21" chart:class="chart:line">
            <chart:data-point chart:repeated="2"/>
          </chart:series>
          <chart:series chart:style-name="ch13" chart:values-cell-range-address="Hoja1.D22:Hoja1.E22" chart:label-cell-address="Hoja1.C22:Hoja1.C22" chart:class="chart:line">
            <chart:data-point chart:repeated="2"/>
          </chart:series>
          <chart:series chart:style-name="ch14" chart:values-cell-range-address="Hoja1.D23:Hoja1.E23" chart:label-cell-address="Hoja1.C23:Hoja1.C23" chart:class="chart:line">
            <chart:data-point chart:repeated="2"/>
          </chart:series>
          <chart:series chart:style-name="ch15" chart:values-cell-range-address="Hoja1.D24:Hoja1.E24" chart:label-cell-address="Hoja1.C24:Hoja1.C24" chart:class="chart:line">
            <chart:data-point chart:repeated="2"/>
          </chart:series>
          <chart:series chart:style-name="ch16" chart:values-cell-range-address="Hoja1.D25:Hoja1.E25" chart:label-cell-address="Hoja1.C25:Hoja1.C25" chart:class="chart:line">
            <chart:data-point chart:repeated="2"/>
          </chart:series>
          <chart:series chart:style-name="ch17" chart:values-cell-range-address="Hoja1.D26:Hoja1.E26" chart:label-cell-address="Hoja1.C26:Hoja1.C26" chart:class="chart:line">
            <chart:data-point chart:repeated="2"/>
          </chart:series>
          <chart:series chart:style-name="ch18" chart:values-cell-range-address="Hoja1.D27:Hoja1.E27" chart:label-cell-address="Hoja1.C27:Hoja1.C27" chart:class="chart:line">
            <chart:data-point chart:repeated="2"/>
          </chart:series>
          <chart:series chart:style-name="ch19" chart:values-cell-range-address="Hoja1.D28:Hoja1.E28" chart:label-cell-address="Hoja1.C28:Hoja1.C28" chart:class="chart:line">
            <chart:data-point chart:repeated="2"/>
          </chart:series>
          <chart:series chart:style-name="ch20" chart:values-cell-range-address="Hoja1.D29:Hoja1.E29" chart:label-cell-address="Hoja1.C29:Hoja1.C29" chart:class="chart:line">
            <chart:data-point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CON 6000</text:p>
                <draw:g>
                  <svg:desc>Hoja1.D17:Hoja1.E17</svg:desc>
                </draw:g>
              </table:table-cell>
              <table:table-cell office:value-type="string">
                <text:p>TIEMPO CON 3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C18:Hoja1.C18</svg:desc>
                </draw:g>
              </table:table-cell>
              <table:table-cell office:value-type="float" office:value="0.048708266">
                <text:p>0.048708266</text:p>
                <draw:g>
                  <svg:desc>Hoja1.D18:Hoja1.E18</svg:desc>
                </draw:g>
              </table:table-cell>
              <table:table-cell office:value-type="float" office:value="1.504930558">
                <text:p>1.504930558</text:p>
              </table:table-cell>
            </table:table-row>
            <table:table-row>
              <table:table-cell office:value-type="string">
                <text:p>2</text:p>
                <draw:g>
                  <svg:desc>Hoja1.C19:Hoja1.C19</svg:desc>
                </draw:g>
              </table:table-cell>
              <table:table-cell office:value-type="float" office:value="0.049240056">
                <text:p>0.049240056</text:p>
                <draw:g>
                  <svg:desc>Hoja1.D19:Hoja1.E19</svg:desc>
                </draw:g>
              </table:table-cell>
              <table:table-cell office:value-type="float" office:value="1.281789676">
                <text:p>1.281789676</text:p>
              </table:table-cell>
            </table:table-row>
            <table:table-row>
              <table:table-cell office:value-type="string">
                <text:p>3</text:p>
                <draw:g>
                  <svg:desc>Hoja1.C20:Hoja1.C20</svg:desc>
                </draw:g>
              </table:table-cell>
              <table:table-cell office:value-type="float" office:value="0.049925194">
                <text:p>0.049925194</text:p>
                <draw:g>
                  <svg:desc>Hoja1.D20:Hoja1.E20</svg:desc>
                </draw:g>
              </table:table-cell>
              <table:table-cell office:value-type="float" office:value="1.234123487">
                <text:p>1.234123487</text:p>
              </table:table-cell>
            </table:table-row>
            <table:table-row>
              <table:table-cell office:value-type="string">
                <text:p>4</text:p>
                <draw:g>
                  <svg:desc>Hoja1.C21:Hoja1.C21</svg:desc>
                </draw:g>
              </table:table-cell>
              <table:table-cell office:value-type="float" office:value="0.048311947">
                <text:p>0.048311947</text:p>
                <draw:g>
                  <svg:desc>Hoja1.D21:Hoja1.E21</svg:desc>
                </draw:g>
              </table:table-cell>
              <table:table-cell office:value-type="float" office:value="1.143258956">
                <text:p>1.143258956</text:p>
              </table:table-cell>
            </table:table-row>
            <table:table-row>
              <table:table-cell office:value-type="string">
                <text:p>5</text:p>
                <draw:g>
                  <svg:desc>Hoja1.C22:Hoja1.C22</svg:desc>
                </draw:g>
              </table:table-cell>
              <table:table-cell office:value-type="float" office:value="0.049964567">
                <text:p>0.049964567</text:p>
                <draw:g>
                  <svg:desc>Hoja1.D22:Hoja1.E22</svg:desc>
                </draw:g>
              </table:table-cell>
              <table:table-cell office:value-type="float" office:value="1.041106336">
                <text:p>1.041106336</text:p>
              </table:table-cell>
            </table:table-row>
            <table:table-row>
              <table:table-cell office:value-type="string">
                <text:p>6</text:p>
                <draw:g>
                  <svg:desc>Hoja1.C23:Hoja1.C23</svg:desc>
                </draw:g>
              </table:table-cell>
              <table:table-cell office:value-type="float" office:value="0.046872006">
                <text:p>0.046872006</text:p>
                <draw:g>
                  <svg:desc>Hoja1.D23:Hoja1.E23</svg:desc>
                </draw:g>
              </table:table-cell>
              <table:table-cell office:value-type="float" office:value="1.030164723">
                <text:p>1.030164723</text:p>
              </table:table-cell>
            </table:table-row>
            <table:table-row>
              <table:table-cell office:value-type="string">
                <text:p>7</text:p>
                <draw:g>
                  <svg:desc>Hoja1.C24:Hoja1.C24</svg:desc>
                </draw:g>
              </table:table-cell>
              <table:table-cell office:value-type="float" office:value="0.046748347">
                <text:p>0.046748347</text:p>
                <draw:g>
                  <svg:desc>Hoja1.D24:Hoja1.E24</svg:desc>
                </draw:g>
              </table:table-cell>
              <table:table-cell office:value-type="float" office:value="1.030515732">
                <text:p>1.030515732</text:p>
              </table:table-cell>
            </table:table-row>
            <table:table-row>
              <table:table-cell office:value-type="string">
                <text:p>8</text:p>
                <draw:g>
                  <svg:desc>Hoja1.C25:Hoja1.C25</svg:desc>
                </draw:g>
              </table:table-cell>
              <table:table-cell office:value-type="float" office:value="0.047124018">
                <text:p>0.047124018</text:p>
                <draw:g>
                  <svg:desc>Hoja1.D25:Hoja1.E25</svg:desc>
                </draw:g>
              </table:table-cell>
              <table:table-cell office:value-type="float" office:value="1.027874272">
                <text:p>1.027874272</text:p>
              </table:table-cell>
            </table:table-row>
            <table:table-row>
              <table:table-cell office:value-type="string">
                <text:p>9</text:p>
                <draw:g>
                  <svg:desc>Hoja1.C26:Hoja1.C26</svg:desc>
                </draw:g>
              </table:table-cell>
              <table:table-cell office:value-type="float" office:value="0.047351995">
                <text:p>0.047351995</text:p>
                <draw:g>
                  <svg:desc>Hoja1.D26:Hoja1.E26</svg:desc>
                </draw:g>
              </table:table-cell>
              <table:table-cell office:value-type="float" office:value="1.027770846">
                <text:p>1.027770846</text:p>
              </table:table-cell>
            </table:table-row>
            <table:table-row>
              <table:table-cell office:value-type="string">
                <text:p>10</text:p>
                <draw:g>
                  <svg:desc>Hoja1.C27:Hoja1.C27</svg:desc>
                </draw:g>
              </table:table-cell>
              <table:table-cell office:value-type="float" office:value="0.046784739">
                <text:p>0.046784739</text:p>
                <draw:g>
                  <svg:desc>Hoja1.D27:Hoja1.E27</svg:desc>
                </draw:g>
              </table:table-cell>
              <table:table-cell office:value-type="float" office:value="1.028857375">
                <text:p>1.028857375</text:p>
              </table:table-cell>
            </table:table-row>
            <table:table-row>
              <table:table-cell office:value-type="string">
                <text:p>11</text:p>
                <draw:g>
                  <svg:desc>Hoja1.C28:Hoja1.C28</svg:desc>
                </draw:g>
              </table:table-cell>
              <table:table-cell office:value-type="float" office:value="0.046961605">
                <text:p>0.046961605</text:p>
                <draw:g>
                  <svg:desc>Hoja1.D28:Hoja1.E28</svg:desc>
                </draw:g>
              </table:table-cell>
              <table:table-cell office:value-type="float" office:value="1.030765734">
                <text:p>1.030765734</text:p>
              </table:table-cell>
            </table:table-row>
            <table:table-row>
              <table:table-cell office:value-type="string">
                <text:p>12</text:p>
                <draw:g>
                  <svg:desc>Hoja1.C29:Hoja1.C29</svg:desc>
                </draw:g>
              </table:table-cell>
              <table:table-cell office:value-type="float" office:value="0.046746536">
                <text:p>0.046746536</text:p>
                <draw:g>
                  <svg:desc>Hoja1.D29:Hoja1.E29</svg:desc>
                </draw:g>
              </table:table-cell>
              <table:table-cell office:value-type="float" office:value="1.030942886">
                <text:p>1.0309428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